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pm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RemoveSource( boolean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guessRpmBuildComman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pm.setSpecFile( String s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pm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Rpm.setFailOnErro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RemoveSpec( boolean 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getExecute( Commandline toExecute , ExecuteStreamHandler stream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pm.setCleanBuildDir( boolean c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TopDir( File 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Quie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pm.setRpmBuild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